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11_s11__SVM_conf_ma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E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PLSR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Confusion matrix for meta-model approach</text:p>
          </table:table-cell>
          <table:covered-table-cell table:number-columns-repeated="11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02:51.923996526</dc:date>
    <meta:editing-duration>PT1M6S</meta:editing-duration>
    <meta:editing-cycles>1</meta:editing-cycles>
    <meta:document-statistic meta:table-count="1" meta:cell-count="145" meta:object-count="0"/>
    <meta:generator>LibreOffice/5.1.6.2$Linux_X86_64 LibreOffice_project/10m0$Build-2</meta:generator>
  </office:meta>
</office:document-meta>
</file>